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0pt" style:font-size-asian="10pt"/>
    </style:style>
    <style:style style:name="P5" style:parent-style-name="Standard" style:family="paragraph">
      <style:text-properties style:font-name="Arial" style:font-name-asian="Arial" style:font-name-complex="Arial" fo:font-size="10pt" style:font-size-asian="10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0pt" style:font-size-asian="10pt"/>
    </style:style>
    <style:style style:name="P8" style:parent-style-name="Standard" style:family="paragraph">
      <style:paragraph-properties fo:text-align="end"/>
      <style:text-properties style:font-name="Arial" style:font-name-asian="Arial" style:font-name-complex="Arial" fo:font-size="10pt" style:font-size-asian="10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0pt" style:font-size-asian="10pt"/>
    </style:style>
    <style:style style:name="P13" style:parent-style-name="Standard" style:family="paragraph">
      <style:paragraph-properties fo:text-align="end"/>
      <style:text-properties style:font-name="Arial" style:font-name-asian="Arial" style:font-name-complex="Arial" fo:font-size="10pt" style:font-size-asian="10pt" style:font-size-complex="10pt"/>
    </style:style>
    <style:style style:name="P1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P15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P16" style:parent-style-name="Standard" style:family="paragraph">
      <style:paragraph-properties fo:text-align="center" fo:line-height="200%"/>
      <style:text-properties style:font-name="Arial" style:font-name-asian="Arial" style:font-name-complex="Arial" fo:font-size="10pt" style:font-size-asian="10pt" style:font-size-complex="10pt"/>
    </style:style>
    <style:style style:name="P17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18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19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20" style:parent-style-name="Standard" style:list-style-name="LFO2" style:family="paragraph">
      <style:paragraph-properties style:text-autospace="none" fo:line-height="200%"/>
    </style:style>
    <style:style style:name="T21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2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3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4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5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6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7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8" style:parent-style-name="Fuentedepárrafopredeter." style:family="text">
      <style:text-properties style:font-name="Arial" style:font-name-asian="Arial" style:font-name-complex="Arial" style:text-position="super 65%" fo:font-size="10pt" style:font-size-asian="10pt" style:font-size-complex="10pt"/>
    </style:style>
    <style:style style:name="T29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30" style:parent-style-name="Fuentedepárrafopredeter." style:family="text">
      <style:text-properties style:font-name="Arial" style:font-name-asian="Arial" style:font-name-complex="Arial" style:text-position="super 65%" fo:font-size="10pt" style:font-size-asian="10pt" style:font-size-complex="10pt"/>
    </style:style>
    <style:style style:name="T31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P32" style:parent-style-name="Standard" style:family="paragraph">
      <style:paragraph-properties style:text-autospace="none" fo:line-height="200%"/>
      <style:text-properties style:font-name="Arial" style:font-name-asian="Arial" style:font-name-complex="Arial" fo:font-size="10pt" style:font-size-asian="10pt" style:font-size-complex="10pt"/>
    </style:style>
    <style:style style:name="P33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4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5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6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7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8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39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0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1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2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3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4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5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6" style:parent-style-name="Standard" style:family="paragraph">
      <style:paragraph-properties style:text-autospace="none"/>
      <style:text-properties style:font-name="Arial" style:font-name-asian="Arial" style:font-name-complex="Arial" fo:font-size="10pt" style:font-size-asian="10pt" style:font-size-complex="10pt"/>
    </style:style>
    <style:style style:name="P47" style:parent-style-name="Standard" style:family="paragraph">
      <style:paragraph-properties style:text-autospace="none"/>
    </style:style>
    <style:style style:name="T48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</office:automatic-styles>
  <office:body>
    <office:text text:use-soft-page-breaks="true">
      <text:p text:style-name="P1">AFFIDAVIT OF SERVICE</text:p>
      <text:p text:style-name="P2"/>
      <text:p text:style-name="P3"/>
      <text:p text:style-name="P4">FEDERAL COURT OF APPEAL</text:p>
      <text:p text:style-name="Standard"/>
      <text:p text:style-name="P5">BETWEEN:</text:p>
      <text:p text:style-name="P6"/>
      <text:p text:style-name="P7">Radu Hociung</text:p>
      <text:p text:style-name="P8">Appellant</text:p>
      <text:p text:style-name="P9"/>
      <text:p text:style-name="P10">and</text:p>
      <text:p text:style-name="P11"/>
      <text:p text:style-name="P12">Minister of Public Safety and Emergency Preparedness</text:p>
      <text:p text:style-name="P13">Respondent</text:p>
      <text:p text:style-name="P14"/>
      <text:p text:style-name="P15">AFFIDAVIT OF SERVICE</text:p>
      <text:p text:style-name="P16"/>
      <text:p text:style-name="P17"/>
      <text:p text:style-name="P18"><text:tab/>I, Radu<text:s/>Hociung, of the Solidaridad in the Quintana Roo state of Mexico, SWEAR THAT:</text:p>
      <text:p text:style-name="P19"/>
      <text:list text:style-name="LFO2" text:continue-numbering="true">
        <text:list-item>
          <text:p text:style-name="P20"><text:span text:style-name="T21">I served the Minister of Public Safety<text:s/></text:span><text:span text:style-name="T22">and Emergency Preparedness w</text:span><text:span text:style-name="T23">ith a Requisition for Hearing</text:span><text:span text:style-name="T24"><text:s/>by sen</text:span><text:span text:style-name="T25">ding a copy by fax on December 19</text:span><text:span text:style-name="T26">th, 2018 to Eric Peterson, solicitor for the Respondent, at (416) 973-5004.</text:span><text:span text:style-name="T27"><text:s/>Transmission was started before 5pm on December 18</text:span><text:span text:style-name="T28">th</text:span><text:span text:style-name="T29">, however due to transmission errors, a subsequent retry was only successful after 5pm at the recipient´s local time. According to Federal Court Rules, effective service is deemed on December 19</text:span><text:span text:style-name="T30">th</text:span><text:span text:style-name="T31">.</text:span></text:p>
        </text:list-item>
      </text:list>
      <text:p text:style-name="P32"/>
      <text:p text:style-name="P33">_____________________________</text:p>
      <text:p text:style-name="P34">Radu Hociung</text:p>
      <text:p text:style-name="P35"/>
      <text:p text:style-name="P36"/>
      <text:p text:style-name="P37">Sworn before me at the City of Playa del Carmen, Quintana Roo, Mexico on December 21st, 2018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______________________________________</text:p>
      <text:p text:style-name="P46"/>
      <text:p text:style-name="P47"><text:span text:style-name="T48">Consular Agent of Canada at Playa Del Carmen, Quintana Roo, Mexic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rry Phillips</meta:initial-creator>
    <dc:creator>User</dc:creator>
    <meta:creation-date>2005-01-11T13:26:00Z</meta:creation-date>
    <dc:date>2018-12-21T16:30:00Z</dc:date>
    <meta:print-date>2018-12-21T16:29:00Z</meta:print-date>
    <meta:template xlink:href="Normal" xlink:type="simple"/>
    <meta:editing-cycles>19</meta:editing-cycles>
    <meta:editing-duration>PT15660S</meta:editing-duration>
    <meta:document-statistic meta:page-count="1" meta:paragraph-count="1" meta:word-count="150" meta:character-count="977" meta:row-count="6" meta:non-whitespace-character-count="828"/>
  </office:meta>
</office:document-meta>
</file>